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28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0"><text:placeholder text:placeholder-type="text">&lt;for each="check in o.mapped('payment_ids.check_ids')"&gt;</text:placeholder></text:p>
            <text:p text:style-name="P30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0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line in (o.payment_ids.filtered(lambda x: x.tax_withholding_id))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29"><text:placeholder text:placeholder-type="text">&lt;line.tax_withholding_id.name&gt;</text:placeholder></text:p>
          </table:table-cell>
          <table:table-cell table:style-name="Tabla4.B2" office:value-type="string">
            <text:p text:style-name="P31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5T16:05:23.388923903</dc:date>
    <meta:editing-duration>PT1H40M2S</meta:editing-duration>
    <meta:editing-cycles>38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2" meta:word-count="68" meta:character-count="744" meta:non-whitespace-character-count="70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